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ge Italic" svg:font-family="'Rage Italic'" style:font-family-generic="script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15cb73" officeooo:paragraph-rsid="0015cb73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4pt" fo:font-style="italic" fo:font-weight="bold" officeooo:rsid="0015cb73" officeooo:paragraph-rsid="0015cb73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4pt" fo:font-style="normal" fo:font-weight="normal" officeooo:rsid="0015cb73" officeooo:paragraph-rsid="0015cb7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PARA GIT:</text:p>
      <text:p text:style-name="P3">Directorio de trabajo</text:p>
      <text:p text:style-name="P1">.git init: Crea áreas de almacenamiento, donde los archivos son de forma temporal.</text:p>
      <text:p text:style-name="P1">.git add: Comando de seguimiento de los archivos, lleva archivos desde nuestro directorio al área de ensayo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ge Italic" svg:font-family="'Rage Italic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3:28:36.452000000</meta:creation-date>
    <dc:date>2025-05-26T13:38:47.446000000</dc:date>
    <meta:editing-duration>PT10M12S</meta:editing-duration>
    <meta:editing-cycles>1</meta:editing-cycles>
    <meta:document-statistic meta:table-count="0" meta:image-count="0" meta:object-count="0" meta:page-count="1" meta:paragraph-count="4" meta:word-count="36" meta:character-count="229" meta:non-whitespace-character-count="197"/>
    <meta:generator>LibreOffice/24.2.2.2$Windows_X86_64 LibreOffice_project/d56cc158d8a96260b836f100ef4b4ef25d6f1a01</meta:generator>
  </office:meta>
</office:document-meta>
</file>